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136" officeooo:paragraph-rsid="000b1136"/>
    </style:style>
    <style:style style:name="P2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b1136" officeooo:paragraph-rsid="000b1136"/>
    </style:style>
    <style:style style:name="P3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b6f88" officeooo:paragraph-rsid="000b6f88"/>
    </style:style>
    <style:style style:name="P4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d0a00" officeooo:paragraph-rsid="000d0a00"/>
    </style:style>
    <style:style style:name="P5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d0a00" officeooo:paragraph-rsid="000ecdf9"/>
    </style:style>
    <style:style style:name="P6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d0a00" officeooo:paragraph-rsid="000ed304"/>
    </style:style>
    <style:style style:name="P7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d0a00" officeooo:paragraph-rsid="00110b02"/>
    </style:style>
    <style:style style:name="P8" style:family="paragraph" style:parent-style-name="Standard">
      <style:text-properties officeooo:rsid="000b6f88" officeooo:paragraph-rsid="000b6f88"/>
    </style:style>
    <style:style style:name="P9" style:family="paragraph" style:parent-style-name="Standard">
      <style:text-properties officeooo:rsid="000d0a00" officeooo:paragraph-rsid="000d0a00"/>
    </style:style>
    <style:style style:name="P10" style:family="paragraph" style:parent-style-name="Standard">
      <style:text-properties officeooo:rsid="000d0a00" officeooo:paragraph-rsid="000ecdf9"/>
    </style:style>
    <style:style style:name="P11" style:family="paragraph" style:parent-style-name="Standard">
      <style:text-properties officeooo:rsid="000d0a00" officeooo:paragraph-rsid="000ed304"/>
    </style:style>
    <style:style style:name="P12" style:family="paragraph" style:parent-style-name="Standard">
      <style:text-properties officeooo:rsid="000d0a00" officeooo:paragraph-rsid="00110b02"/>
    </style:style>
    <style:style style:name="P13" style:family="paragraph" style:parent-style-name="Standard">
      <style:text-properties officeooo:rsid="000d0a00" officeooo:paragraph-rsid="0012ade9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bold"/>
    </style:style>
    <style:style style:name="P15" style:family="paragraph" style:parent-style-name="Standard">
      <style:text-properties officeooo:rsid="000d0a00" officeooo:paragraph-rsid="0012ade9"/>
    </style:style>
    <style:style style:name="P16" style:family="paragraph" style:parent-style-name="Standard">
      <style:text-properties officeooo:rsid="000d0a00" officeooo:paragraph-rsid="0016ae95"/>
    </style:style>
    <style:style style:name="P17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d0a00" officeooo:paragraph-rsid="0012ade9"/>
    </style:style>
    <style:style style:name="P18" style:family="paragraph" style:parent-style-name="Standard">
      <style:text-properties fo:font-variant="normal" fo:text-transform="none" fo:color="#29303b" style:font-name="Open Sans" fo:font-size="11.25pt" fo:letter-spacing="normal" fo:font-style="normal" fo:font-weight="normal" officeooo:rsid="000d0a00" officeooo:paragraph-rsid="0016ae95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bold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T1" style:family="text">
      <style:text-properties officeooo:rsid="00110b02"/>
    </style:style>
    <style:style style:name="T2" style:family="text">
      <style:text-properties officeooo:rsid="0012ade9"/>
    </style:style>
    <style:style style:name="T3" style:family="text">
      <style:text-properties officeooo:rsid="0016ae95"/>
    </style:style>
    <style:style style:name="T4" style:family="text">
      <style:text-properties fo:font-variant="normal" fo:text-transform="none" fo:color="#29303b" style:font-name="Open Sans" fo:font-size="11.25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1:</text:p>
      <text:section text:style-name="Sect1" text:name="question-prompt">
        <text:p text:style-name="P14">Which is not a type in python?</text:p>
      </text:section>
      <text:p text:style-name="P8">(a) Double (b) Float (c) Tuples (d) Boolean</text:p>
      <text:p text:style-name="P8"/>
      <text:p text:style-name="P3">Question 2:</text:p>
      <text:section text:style-name="Sect1" text:name="Section1">
        <text:p text:style-name="P14"><text:bookmark text:name="question-prompt"/>'+' operator can be used for addition and concatenation as well</text:p>
      </text:section>
      <text:p text:style-name="P9">(a) True <text:s/>(b) False</text:p>
      <text:p text:style-name="P9"/>
      <text:p text:style-name="P4">Question 3:</text:p>
      <text:section text:style-name="Sect1" text:name="Section2">
        <text:p text:style-name="P14"><text:bookmark text:name="question-prompt1"/>Concatenation with string and int is not possible in python</text:p>
      </text:section>
      <text:p text:style-name="P10">(a) True <text:s/>(b) False</text:p>
      <text:p text:style-name="P10"/>
      <text:p text:style-name="P5">Question 4:</text:p>
      <text:section text:style-name="Sect1" text:name="Section3">
        <text:p text:style-name="P14"><text:bookmark text:name="question-prompt2"/>int() function is used to typecast the string to int if the string has only digits</text:p>
      </text:section>
      <text:p text:style-name="P11">(a) True <text:s/>(b) False</text:p>
      <text:p text:style-name="P11"/>
      <text:p text:style-name="P6">Question <text:span text:style-name="T1">5</text:span>:</text:p>
      <text:section text:style-name="Sect1" text:name="Section4">
        <text:p text:style-name="P14"><text:bookmark text:name="question-prompt3"/>raw_input() is supported both in Python 2.x and Python 3.x</text:p>
      </text:section>
      <text:p text:style-name="P12">(a) True <text:s/>(b) False</text:p>
      <text:p text:style-name="P12"/>
      <text:p text:style-name="P7">Question <text:span text:style-name="T1">6:</text:span></text:p>
      <text:section text:style-name="Sect1" text:name="Section5">
        <text:p text:style-name="P14"><text:bookmark text:name="question-prompt4"/>Input() in Python 2.x gets the values from users as expressions.</text:p>
      </text:section>
      <text:p text:style-name="P12">(a) True <text:s/>(b) False</text:p>
      <text:p text:style-name="P1"/>
      <text:p text:style-name="P2">Question <text:span text:style-name="T2">7</text:span>:</text:p>
      <text:section text:style-name="Sect1" text:name="Section6">
        <text:p text:style-name="P14"><text:bookmark text:name="question-prompt5"/>raw_input() in Python 2.x is same as input() in Python 3.x</text:p>
      </text:section>
      <text:p text:style-name="P13">(a) True <text:s/>(b) False</text:p>
      <text:p text:style-name="P13"/>
      <text:p text:style-name="P17">Question <text:span text:style-name="T3">8</text:span>:</text:p>
      <text:section text:style-name="Sect1" text:name="Section7">
        <text:p text:style-name="P20"><text:bookmark text:name="question-prompt6"/><text:span text:style-name="T4">Constructors are declared as methods that uses the same name as the class in python</text:span></text:p>
      </text:section>
      <text:p text:style-name="P16">(a) True <text:s/>(b) False</text:p>
      <text:p text:style-name="P16"/>
      <text:p text:style-name="P18">Question <text:span text:style-name="T3">9</text:span>:</text:p>
      <text:section text:style-name="Sect1" text:name="Section8">
        <text:p text:style-name="P14"><text:bookmark text:name="question-prompt7"/>A class can have more than one parent class or super class in python</text:p>
      </text:section>
      <text:p text:style-name="P16">(a) True <text:s/>(b) False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0:47:26.433072574</meta:creation-date>
    <dc:date>2017-11-05T18:55:36.775760807</dc:date>
    <meta:editing-duration>PT15H41M4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63" meta:character-count="859" meta:non-whitespace-character-count="715"/>
  </office:meta>
</office:document-meta>
</file>